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0">
            <text:p>10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5-09_01-07-59_000.jpg</text:p>
          </table:table-cell>
          <table:table-cell table:style-name="ce26" office:value-type="string">
            <text:p>:m :th,mysl / topic=~ / content=『易』に謂う所の「陰陽」。発明活動に用いてみる,id=~,other=~ / lang=ja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th,mysl / topic=~ / content=『易』に謂う所の「陰陽」。発明活動に用いてみる,id=~,other=~ / lang=ja">
            <text:p>:m :th,mysl / topic=~ / content=『易』に謂う所の「陰陽」。発明活動に用いてみる,id=~,other=~ / lang=ja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 office:value-type="string">
            <text:p>2023-05-08_19-02-30_000.jpg</text:p>
          </table:table-cell>
          <table:table-cell table:style-name="ce26" office:value-type="string">
            <text:p>:m :篠笛,shinobue #*# / session-memo:session-1 / p.1-&lt;1&gt;:genre=melody,key=h-2`,session=hour-18,R=~,tempo=~ \\\ <text:s/>p.1-&lt;2&gt;:genre=melody,key=~,session=hour-18,R=~,tempo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篠笛,shinobue #*# / session-memo:session-1 / p.1-&lt;1&gt;:genre=melody,key=h-2`,session=hour-18,R=~,tempo=~ \\\  p.1-&lt;2&gt;:genre=melody,key=~,session=hour-18,R=~,tempo=~">
            <text:p>:m :篠笛,shinobue #*# / session-memo:session-1 / p.1-&lt;1&gt;:genre=melody,key=h-2`,session=hour-18,R=~,tempo=~ \\\ <text:s/>p.1-&lt;2&gt;:genre=melody,key=~,session=hour-18,R=~,tempo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8" office:value-type="string">
            <text:p>2023-05-08_20-57-02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 office:value-type="string">
            <text:p>2023-05-09_13-26-51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 office:value-type="string">
            <text:p>2023-05-09_07-45-47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8" office:value-type="string">
            <text:p>2023-05-09_15-20-25_000.mp4</text:p>
          </table:table-cell>
          <table:table-cell table:style-name="ce26" office:value-type="string">
            <text:p>:VIDEO / @自室 / 記録 / jap.flute / 演奏、play / R=1 / genre=melody,session=hour-15,memo=~,file-piece-id=~,memo=~,other= / follow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VIDEO / @自室 / 記録 / jap.flute / 演奏、play / R=1 / genre=melody,session=hour-15,memo=~,file-piece-id=~,memo=~,other= / follow+">
            <text:p>:VIDEO / @自室 / 記録 / jap.flute / 演奏、play / R=1 / genre=melody,session=hour-15,memo=~,file-piece-id=~,memo=~,other= / follow+</text:p>
          </table:table-cell>
          <table:table-cell table:style-name="ce10" table:formula="of:=RIGHT([.B7];[.K7])" office:value-type="string" office:string-value="mp4">
            <text:p>mp4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8" office:value-type="string">
            <text:p>2023-05-09_02-11-05_000.jpg</text:p>
          </table:table-cell>
          <table:table-cell table:style-name="ce26" office:value-type="string">
            <text:p>:m :PHOTO 寝た時刻 / 2023 / オナニー、未了、duration=30m?時間ぐらい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:PHOTO 寝た時刻 / 2023 / オナニー、未了、duration=30m?時間ぐらい,other=~">
            <text:p>:m :PHOTO 寝た時刻 / 2023 / オナニー、未了、duration=30m?時間ぐらい,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8" office:value-type="string">
            <text:p>2023-05-09_12-23-40_000.jpg</text:p>
          </table:table-cell>
          <table:table-cell table:style-name="ce26" office:value-type="string">
            <text:p>-*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-*">
            <text:p>-*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5-09_13-00-06_000.jpg</text:p>
          </table:table-cell>
          <table:table-cell table:style-name="ce26" office:value-type="string">
            <text:p>:m 1*1 RES / JVEMV6 64#238_maeno / 『微粒子から探る物性七変化』 著者=前野昌弘,校注=~ / p.159 / w=,topic=物性：界面活性剤,publisher=~,other=memo+:アルキル硫酸ナトリウム；memo+:エチレングリコール；memo+:エーテル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1*1 RES / JVEMV6 64#238_maeno / 『微粒子から探る物性七変化』 著者=前野昌弘,校注=~ / p.159 / w=,topic=物性：界面活性剤,publisher=~,other=memo+:アルキル硫酸ナトリウム；memo+:エチレングリコール；memo+:エーテル">
            <text:p>:m 1*1 RES / JVEMV6 64#238_maeno / 『微粒子から探る物性七変化』 著者=前野昌弘,校注=~ / p.159 / w=,topic=物性：界面活性剤,publisher=~,other=memo+:アルキル硫酸ナトリウム；memo+:エチレングリコール；memo+:エーテル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 office:value-type="string">
            <text:p>2023-05-09_17-30-50_000.jpg</text:p>
          </table:table-cell>
          <table:table-cell table:style-name="ce26" office:value-type="string">
            <text:p>:m 1*1 RES / JVEMV6 64#238_maeno / 『微粒子から探る物性七変化』 著者=前野昌弘,校注=~ / p.158 / w=,topic=物性：界面活性剤,publisher=~,other=memo+:硫酸ナトリウム；calc+:比重が半分。粒子間距離、どのくらいに変化するか？;memo+:トリエタノールアミン；memo+:アミン；memo+:窒素；memo+:脂肪酸アルカノールアミン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1*1 RES / JVEMV6 64#238_maeno / 『微粒子から探る物性七変化』 著者=前野昌弘,校注=~ / p.158 / w=,topic=物性：界面活性剤,publisher=~,other=memo+:硫酸ナトリウム；calc+:比重が半分。粒子間距離、どのくらいに変化するか？;memo+:トリエタノールアミン；memo+:アミン；memo+:窒素；memo+:脂肪酸アルカノールアミン">
            <text:p>:m 1*1 RES / JVEMV6 64#238_maeno / 『微粒子から探る物性七変化』 著者=前野昌弘,校注=~ / p.158 / w=,topic=物性：界面活性剤,publisher=~,other=memo+:硫酸ナトリウム；calc+:比重が半分。粒子間距離、どのくらいに変化するか？;memo+:トリエタノールアミン；memo+:アミン；memo+:窒素；memo+:脂肪酸アルカノールアミン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2]=&quot;&quot;;[.C14];CONCATENATE([.C14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47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1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9">2023/05/09</text:date>, <text:time>19:09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5-09T19:09:52.80</dc:date>
    <dc:creator>iwabuchi ken</dc:creator>
    <meta:editing-duration>P56DT7H50M40S</meta:editing-duration>
    <meta:editing-cycles>18445</meta:editing-cycles>
    <meta:document-statistic meta:table-count="2" meta:cell-count="921" meta:object-count="0"/>
    <meta:user-defined meta:name="qrichtext">1</meta:user-defined>
  </office:meta>
</office:document-meta>
</file>